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f00b" officeooo:paragraph-rsid="001ef00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S19 - De ydre ramm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09T06:52:02.619721105</dc:date>
    <meta:editing-duration>PT26M56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</office:meta>
</office:document-meta>
</file>